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5.706cm"/>
        </style:tab-stops>
      </style:paragraph-properties>
      <style:text-properties fo:color="#c9211e" loext:opacity="100%" officeooo:rsid="000bb55d" officeooo:paragraph-rsid="000bb55d"/>
    </style:style>
    <style:style style:name="P2" style:family="paragraph" style:parent-style-name="Standard">
      <style:paragraph-properties fo:text-align="start" style:justify-single-word="false">
        <style:tab-stops>
          <style:tab-stop style:position="15.706cm"/>
        </style:tab-stops>
      </style:paragraph-properties>
      <style:text-properties fo:color="#c9211e" loext:opacity="100%" officeooo:rsid="000bb55d" officeooo:paragraph-rsid="000bb55d"/>
    </style:style>
    <style:style style:name="P3" style:family="paragraph" style:parent-style-name="Standard">
      <style:paragraph-properties fo:text-align="start" style:justify-single-word="false"/>
      <style:text-properties fo:color="#c9211e" loext:opacity="100%" officeooo:rsid="000d62fe" officeooo:paragraph-rsid="000d62fe"/>
    </style:style>
    <style:style style:name="P4" style:family="paragraph" style:parent-style-name="Standard">
      <style:text-properties fo:color="#c9211e" loext:opacity="100%" officeooo:rsid="00129855" officeooo:paragraph-rsid="00129855"/>
    </style:style>
    <style:style style:name="P5" style:family="paragraph" style:parent-style-name="Standard">
      <style:paragraph-properties fo:text-align="start" style:justify-single-word="false"/>
      <style:text-properties officeooo:rsid="000bb55d" officeooo:paragraph-rsid="000bb55d"/>
    </style:style>
    <style:style style:name="P6" style:family="paragraph" style:parent-style-name="Standard">
      <style:paragraph-properties fo:text-align="start" style:justify-single-word="false"/>
      <style:text-properties officeooo:rsid="000ec01c" officeooo:paragraph-rsid="000ec01c"/>
    </style:style>
    <style:style style:name="P7" style:family="paragraph" style:parent-style-name="Standard">
      <style:text-properties officeooo:rsid="00129855" officeooo:paragraph-rsid="00129855"/>
    </style:style>
    <style:style style:name="P8" style:family="paragraph" style:parent-style-name="Standard">
      <style:text-properties officeooo:rsid="00193bbe" officeooo:paragraph-rsid="00193bbe"/>
    </style:style>
    <style:style style:name="T1" style:family="text">
      <style:text-properties officeooo:rsid="000bb55d"/>
    </style:style>
    <style:style style:name="T2" style:family="text">
      <style:text-properties officeooo:rsid="000bc6e6"/>
    </style:style>
    <style:style style:name="T3" style:family="text">
      <style:text-properties officeooo:rsid="000d62fe"/>
    </style:style>
    <style:style style:name="T4" style:family="text">
      <style:text-properties officeooo:rsid="000ec01c"/>
    </style:style>
    <style:style style:name="T5" style:family="text">
      <style:text-properties officeooo:rsid="000f60e5"/>
    </style:style>
    <style:style style:name="T6" style:family="text">
      <style:text-properties officeooo:rsid="0010c0c6"/>
    </style:style>
    <style:style style:name="T7" style:family="text">
      <style:text-properties officeooo:rsid="00129855"/>
    </style:style>
    <style:style style:name="T8" style:family="text">
      <style:text-properties officeooo:rsid="001454ef"/>
    </style:style>
    <style:style style:name="T9" style:family="text">
      <style:text-properties officeooo:rsid="00152493"/>
    </style:style>
    <style:style style:name="T10" style:family="text">
      <style:text-properties officeooo:rsid="0015832a"/>
    </style:style>
    <style:style style:name="T11" style:family="text">
      <style:text-properties officeooo:rsid="00173ebb"/>
    </style:style>
    <style:style style:name="T12" style:family="text">
      <style:text-properties officeooo:rsid="0017940c"/>
    </style:style>
    <style:style style:name="T13" style:family="text">
      <style:text-properties officeooo:rsid="0019fea5"/>
    </style:style>
    <style:style style:name="T14" style:family="text">
      <style:text-properties officeooo:rsid="001b3ab2"/>
    </style:style>
    <style:style style:name="T15" style:family="text">
      <style:text-properties officeooo:rsid="001c73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ZILIM MÜHENDİSLİĞİ</text:p>
      <text:p text:style-name="P2"/>
      <text:p text:style-name="P6">Yazılım mühendisliği dediğimiz alan günlük hayatta kullandığımız bir çok eşyanın yazılımlarını oluşturup bize daha gelişmiş ve rahat <text:span text:style-name="T5">bir hayat sağlayan mühendislik alanıdır.</text:span><text:span text:style-name="T10">Y</text:span><text:span text:style-name="T9">azılım mühendisliğinin temel süreçleri arasında gereksinim analizi, tasarım ,kodlama,test etme ve bakım yer alır .</text:span><text:span text:style-name="T10">Tasarım dediğimiz süreç bizim yol haritamızdır .Örneğin kullanıcı ara yüzleri ve A</text:span><text:span text:style-name="T15">P</text:span><text:span text:style-name="T10">l’lerin tasarımını yapar .Tasarım ne kadar kolay gibi görünse de insanların dikkatini çekip düzenli bir tasarım o</text:span><text:span text:style-name="T11">luştur</text:span><text:span text:style-name="T13">mak önemlidir</text:span><text:span text:style-name="T11"> </text:span><text:span text:style-name="T10">. </text:span><text:span text:style-name="T9">Gereksinim analizi dediğimiz kullanıcıların ihtiyaçlarına göre toplanır </text:span><text:span text:style-name="T10">ve düzenlenir </text:span><text:span text:style-name="T5"><text:s/>.</text:span><text:span text:style-name="T14">Bu yöntemle müşterinin beklentilerini anlamak ve sistemin işlevselliğini tanımlamak kritik öneme sahiptir .Kodlamada </text:span><text:span text:style-name="T5">Pascal,C.C#,Java,java script,PHP gibi dünyada çok fazla kullanılan program dilleri kullanarak yazılımı meydana getiri</text:span><text:span text:style-name="T14">lir</text:span><text:span text:style-name="T5">.</text:span><text:span text:style-name="T14"> Test yöntemiyle de programda bir hata var mı varsa bu hata neyden kaynaklanıyor bunları bilmemizi sağlar </text:span><text:span text:style-name="T11">.Bakım dediğimiz süreç ise </text:span><text:span text:style-name="T12">şöyle açıklayabiliriz :</text:span><text:span text:style-name="T15">Ö</text:span><text:span text:style-name="T12">rneğin biz nasıl belirli zamanlarda hastahaneye kontrole gidiyorsak bir programında belirli zamanlarda yapılan düzenlemeleri ve güncellemeleri vardır </text:span><text:span text:style-name="T15">Bu şekilde daha temiz ve açıklanabilir programlarla karşılaşırız</text:span><text:span text:style-name="T12"> .</text:span><text:span text:style-name="T8">Yazılım mühendisliği bir alanda değil birden çok alanda faydalanabilirz .Örneğin </text:span><text:span text:style-name="T6">oyun geliştirmede,web geliştirmede,</text:span><text:span text:style-name="T7">b</text:span><text:span text:style-name="T1">ugün kullandığımız bilgisayarlarda, akıllı cihazlarımız</text:span><text:span text:style-name="T2">da </text:span><text:span text:style-name="T3">ve daha bir çok alanda faydalandığımız <text:s/>programlar yazılım mühendisliğinin birer çalışması sonucu meydana geliyor .Yazılım mühendisliği sayesinde teknoloji amacına uygun ve daha güvenli bir yer oluyor.</text:span></text:p>
      <text:p text:style-name="P5"/>
      <text:p text:style-name="P3">Yazılım mühendisliği yaptığı işler görev ve sorumlulukları?</text:p>
      <text:p text:style-name="P8">Yazılım mühendisliği proje yönetmek ve yazılımın dökümünü oluşturmak önemli görevlerindendir .</text:p>
      <text:p text:style-name="Standard"><text:span text:style-name="T3">Yazılım mühendisliği yazılımı kullanan kişilerin ihtiyaçlarını kavrayarak en doğru uygulamayı tespit ede</text:span><text:span text:style-name="T4">r sonrasında kodlama için programcılar ile çalışır yapılan programın oluşabilecek sorunlarında en son olarak bakar ve kullanıcıya gönderir .</text:span></text:p>
      <text:p text:style-name="Standard"/>
      <text:p text:style-name="P4">Yazılım mühendisliği nerede çalışır ?</text:p>
      <text:p text:style-name="P7">Bilgisayar sistemlerinin olduğu ve geliştiği sektörde çalışabilir.<text:span text:style-name="T13">Teknoloji şirketlerinde,Finans sektöründe,Oyun geliştirme,</text:span>Bankacılık ,otomotiv,hastane gibi bir çok yerde iş olanağı bulabilirler.Yazılım mühendisliği şu anki dünyada çok fazla ihtiyaç olduğu için ve bu alanda bilgi birikimine sahip kişi sayısının az olması,<text:span text:style-name="T13">bu alanda yetkinlik kazanmak için uzun bir eğitim süreci ve çeşitli sertifikalar gereklidir ve bu öğrenim sürecinde <text:s/>sürekli yenilenen teknolojiy</text:span><text:span text:style-name="T15">e de</text:span><text:span text:style-name="T13"> </text:span><text:span text:style-name="T15">bir yandan </text:span><text:span text:style-name="T13"><text:s/>ayak uydurmamız gereklidir.Sonuç olarak ne kadar zor olursa olsun yazılım mühendisliği</text:span> rahatlıkla iş olanağı bulabileceğimiz <text:span text:style-name="T13">ve kendimizi her anlamda geliştirebileceğimiz önü açık bir meslek </text:span><text:span text:style-name="T15">dalıdı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ender" style:family="paragraph" loext:hidden="true" style:hidden="true" style:parent-style-name="Standard" style:class="extra"/>
    <style:style style:name="Addressee" style:family="paragraph" loext:hidden="true" style:hidden="true" style:parent-style-name="Standard" style:class="extra"/>
    <style:style style:name="Salutation" style:family="paragraph" loext:hidden="true" style:hidden="true" style:parent-style-name="Standard" style:class="text"/>
    <style:style style:name="Horizontal_20_Line" style:display-name="Horizontal Line" style:family="paragraph" loext:hidden="true" style:hidden="true" style:parent-style-name="Standard" style:next-style-name="Text_20_body" style:class="html"/>
    <style:style style:name="Signature" style:family="paragraph" loext:hidden="true" style:hidden="true" style:parent-style-name="Standard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30T18:13:21.422000000</meta:creation-date>
    <dc:title>Default</dc:title>
    <meta:editing-cycles>2</meta:editing-cycles>
    <meta:generator>LibreOffice/7.0.4.2$Windows_X86_64 LibreOffice_project/dcf040e67528d9187c66b2379df5ea4407429775</meta:generator>
    <meta:editing-duration>PT17M24S</meta:editing-duration>
    <dc:date>2024-09-30T23:16:07.344000000</dc:date>
    <meta:document-statistic meta:table-count="0" meta:image-count="0" meta:object-count="0" meta:page-count="1" meta:paragraph-count="7" meta:word-count="329" meta:character-count="2720" meta:non-whitespace-character-count="2394"/>
  </office:meta>
</office:document-meta>
</file>